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venir Medium" svg:font-family="'Avenir Medium'"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erican Typewriter" svg:font-family="'American Typewriter'" style:font-family-generic="system" style:font-pitch="variable"/>
    <style:font-face style:name="Batang" svg:font-family="Batang" style:font-family-generic="system" style:font-pitch="variable"/>
    <style:font-face style:name="Calibri"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officeooo:paragraph-rsid="000f0566"/>
    </style:style>
    <style:style style:name="P2" style:family="paragraph" style:parent-style-name="Standard">
      <style:paragraph-properties fo:margin-top="0cm" fo:margin-bottom="0cm" loext:contextual-spacing="false" fo:line-height="100%"/>
      <style:text-properties style:font-name="Avenir Medium" fo:font-size="13pt" fo:language="en" fo:country="US" officeooo:paragraph-rsid="000f0566" style:font-name-asian="Batang" style:font-size-asian="13pt" style:font-size-complex="13pt"/>
    </style:style>
    <style:style style:name="P3" style:family="paragraph" style:parent-style-name="Standard">
      <style:paragraph-properties fo:margin-top="0cm" fo:margin-bottom="0cm" loext:contextual-spacing="false" fo:line-height="100%"/>
      <style:text-properties fo:color="#004dbb" style:font-name="Avenir Medium" fo:font-size="13pt" fo:language="en" fo:country="US" officeooo:paragraph-rsid="000f0566" style:font-name-asian="Batang" style:font-size-asian="13pt" style:font-name-complex="American Typewriter" style:font-size-complex="13pt"/>
    </style:style>
    <style:style style:name="P4" style:family="paragraph" style:parent-style-name="Standard">
      <style:paragraph-properties fo:margin-top="0cm" fo:margin-bottom="0cm" loext:contextual-spacing="false" fo:line-height="100%"/>
      <style:text-properties fo:color="#000000" style:font-name="Avenir Medium" fo:font-size="13pt" fo:language="en" fo:country="US" officeooo:paragraph-rsid="000f0566" style:font-name-asian="Batang" style:font-size-asian="13pt" style:font-name-complex="American Typewriter" style:font-size-complex="13pt"/>
    </style:style>
    <style:style style:name="P5" style:family="paragraph" style:parent-style-name="Standard">
      <style:paragraph-properties fo:margin-top="0cm" fo:margin-bottom="0cm" loext:contextual-spacing="false" fo:line-height="100%"/>
      <style:text-properties fo:color="#000000" style:font-name="Avenir Medium" fo:font-size="13pt" fo:language="en" fo:country="US" officeooo:paragraph-rsid="000f0566" style:font-name-asian="Batang" style:font-size-asian="13pt" style:font-size-complex="13pt"/>
    </style:style>
    <style:style style:name="P6" style:family="paragraph" style:parent-style-name="Standard">
      <style:paragraph-properties fo:margin-top="0cm" fo:margin-bottom="0cm" loext:contextual-spacing="false" fo:line-height="100%"/>
      <style:text-properties fo:color="#000000" style:font-name="Georgia" fo:font-size="13pt" fo:language="en" fo:country="US" officeooo:paragraph-rsid="000f0566" style:font-name-asian="Batang" style:font-size-asian="13pt" style:font-name-complex="Calibri" style:font-size-complex="13pt"/>
    </style:style>
    <style:style style:name="P7" style:family="paragraph" style:parent-style-name="Standard">
      <style:paragraph-properties fo:margin-top="0cm" fo:margin-bottom="0cm" loext:contextual-spacing="false" fo:line-height="100%"/>
      <style:text-properties fo:color="#000000" style:font-name="Georgia" fo:font-size="13pt" fo:language="en" fo:country="US" officeooo:paragraph-rsid="000f0566" style:font-name-asian="Batang" style:font-size-asian="13pt" style:font-size-complex="13pt"/>
    </style:style>
    <style:style style:name="P8" style:family="paragraph" style:parent-style-name="Standard">
      <style:paragraph-properties fo:margin-top="0cm" fo:margin-bottom="0cm" loext:contextual-spacing="false" fo:line-height="100%"/>
      <style:text-properties fo:color="#000000" style:font-name="Georgia" officeooo:paragraph-rsid="000f0566"/>
    </style:style>
    <style:style style:name="P9" style:family="paragraph" style:parent-style-name="Standard">
      <style:paragraph-properties fo:margin-top="0cm" fo:margin-bottom="0cm" loext:contextual-spacing="false" fo:line-height="100%"/>
      <style:text-properties fo:color="#002060" style:font-name="Avenir Medium" fo:font-size="13pt" fo:language="en" fo:country="US" officeooo:paragraph-rsid="000f0566" style:font-name-asian="Batang" style:font-size-asian="13pt" style:font-size-complex="13pt"/>
    </style:style>
    <style:style style:name="P10" style:family="paragraph" style:parent-style-name="Standard" style:master-page-name="Standard">
      <style:paragraph-properties fo:margin-top="0cm" fo:margin-bottom="0cm" loext:contextual-spacing="false" fo:line-height="100%" style:page-number="auto"/>
      <style:text-properties fo:color="#000000" style:font-name="Georgia" officeooo:paragraph-rsid="000f0566"/>
    </style:style>
    <style:style style:name="T1" style:family="text">
      <style:text-properties fo:color="#000000" style:font-name="Avenir Medium" fo:font-size="13pt" fo:language="en" fo:country="US" style:font-name-asian="Batang" style:font-size-asian="13pt" style:font-name-complex="American Typewriter" style:font-size-complex="13pt"/>
    </style:style>
    <style:style style:name="T2" style:family="text">
      <style:text-properties fo:color="#000000" style:font-name="Avenir Medium" fo:font-size="13pt" fo:language="en" fo:country="US" officeooo:rsid="000f0566" style:font-name-asian="Batang" style:font-size-asian="13pt" style:font-name-complex="American Typewriter" style:font-size-complex="13pt"/>
    </style:style>
    <style:style style:name="T3" style:family="text">
      <style:text-properties fo:color="#000000" style:font-name="Avenir Medium" fo:font-size="13pt" fo:language="en" fo:country="US" style:font-name-asian="Batang" style:font-size-asian="13pt" style:font-size-complex="13pt"/>
    </style:style>
    <style:style style:name="T4" style:family="text">
      <style:text-properties fo:color="#0000ff" style:font-name="Avenir Medium" fo:font-size="13pt" fo:language="en" fo:country="US" style:font-name-asian="Batang" style:font-size-asian="13pt" style:font-name-complex="American Typewriter" style:font-size-complex="13pt"/>
    </style:style>
    <style:style style:name="T5" style:family="text">
      <style:text-properties fo:color="#0000ff" style:font-name="Avenir Medium" fo:font-size="13pt" fo:language="en" fo:country="US" officeooo:rsid="000f0566" style:font-name-asian="Batang" style:font-size-asian="13pt" style:font-name-complex="American Typewriter" style:font-size-complex="13pt"/>
    </style:style>
    <style:style style:name="T6" style:family="text">
      <style:text-properties fo:color="#0000ff" style:font-name="Avenir Medium" fo:font-size="13pt" fo:language="en" fo:country="US" style:font-name-asian="Batang" style:font-size-asian="13pt" style:font-size-complex="13pt"/>
    </style:style>
    <style:style style:name="T7" style:family="text">
      <style:text-properties fo:color="#0000ff" style:font-name="Avenir Medium" fo:font-size="13pt" fo:language="en" fo:country="US" officeooo:rsid="000f0566" style:font-name-asian="Batang" style:font-size-asian="13pt" style:font-size-complex="13pt"/>
    </style:style>
    <style:style style:name="T8" style:family="text">
      <style:text-properties style:font-name="Avenir Medium" fo:font-size="13pt" fo:language="en" fo:country="US" style:font-name-asian="Batang" style:font-size-asian="13pt" style:font-size-complex="13pt"/>
    </style:style>
    <style:style style:name="T9" style:family="text">
      <style:text-properties style:font-name="Avenir Medium" fo:font-size="13pt" fo:language="en" fo:country="US" officeooo:rsid="000f0566" style:font-name-asian="Batang" style:font-size-asian="13pt" style:font-size-complex="13pt"/>
    </style:style>
    <style:style style:name="T10" style:family="text">
      <style:text-properties style:font-name="Avenir Medium" fo:font-size="13pt" fo:language="en" fo:country="US" officeooo:rsid="000f0566" style:font-name-asian="Batang" style:font-size-asian="13pt" style:font-size-complex="13pt"/>
    </style:style>
    <style:style style:name="T11" style:family="text">
      <style:text-properties style:font-name="Avenir Medium" fo:font-size="13pt" fo:language="en" fo:country="US" style:font-name-asian="Batang" style:font-size-asian="13pt" style:font-size-complex="13pt"/>
    </style:style>
    <style:style style:name="T12" style:family="text">
      <style:text-properties style:font-name="Avenir Medium" fo:font-size="13pt" fo:language="en" fo:country="US" style:font-name-asian="Batang" style:font-size-asian="13pt" style:font-size-complex="13pt"/>
    </style:style>
    <style:style style:name="T13" style:family="text">
      <style:text-properties style:font-name="Avenir Medium" fo:font-size="13pt" fo:language="en" fo:country="US" style:font-name-asian="Batang" style:font-size-asian="13pt" style:font-name-complex="American Typewriter" style:font-size-complex="13pt"/>
    </style:style>
    <style:style style:name="T14" style:family="text">
      <style:text-properties style:font-name="Avenir Medium" fo:font-size="13pt" fo:language="en" fo:country="US" officeooo:rsid="000f0566" style:font-name-asian="Batang" style:font-size-asian="13pt" style:font-name-complex="American Typewriter" style:font-size-complex="13pt"/>
    </style:style>
    <style:style style:name="T15" style:family="text">
      <style:text-properties style:font-name="Avenir Medium" fo:font-size="13pt" fo:language="en" fo:country="US" officeooo:rsid="000f0566" style:font-name-asian="Batang" style:font-size-asian="13pt" style:font-name-complex="American Typewriter" style:font-size-complex="13pt"/>
    </style:style>
    <style:style style:name="T16" style:family="text">
      <style:text-properties style:font-name="Avenir Medium" fo:font-size="13pt" fo:language="en" fo:country="US" style:font-name-asian="Batang" style:font-size-asian="13pt" style:font-name-complex="American Typewriter" style:font-size-complex="13pt"/>
    </style:style>
    <style:style style:name="T17" style:family="text">
      <style:text-properties fo:font-size="13pt" fo:language="en" fo:country="US" style:font-name-asian="Batang" style:font-size-asian="13pt" style:font-name-complex="American Typewriter" style:font-size-complex="13pt"/>
    </style:style>
    <style:style style:name="T18" style:family="text">
      <style:text-properties fo:font-size="13pt" fo:language="en" fo:country="US" officeooo:rsid="000f0566" style:font-name-asian="Batang" style:font-size-asian="13pt" style:font-name-complex="American Typewriter" style:font-size-complex="13pt"/>
    </style:style>
    <style:style style:name="T19" style:family="text">
      <style:text-properties fo:font-size="13pt" fo:language="en" fo:country="US" officeooo:rsid="000f0566" style:font-name-asian="Batang" style:font-size-asian="13pt" style:font-name-complex="American Typewriter" style:font-size-complex="13pt"/>
    </style:style>
    <style:style style:name="T20" style:family="text">
      <style:text-properties fo:font-size="13pt" fo:language="en" fo:country="US" style:font-name-asian="Batang" style:font-size-asian="13pt" style:font-name-complex="American Typewriter" style:font-size-complex="13pt"/>
    </style:style>
    <style:style style:name="T21" style:family="text">
      <style:text-properties fo:font-size="13pt" fo:language="en" fo:country="US" style:font-name-asian="Batang" style:font-size-asian="13pt" style:font-size-complex="13pt"/>
    </style:style>
    <style:style style:name="T22" style:family="text">
      <style:text-properties fo:font-size="13pt" fo:language="en" fo:country="US" style:font-name-asian="Batang" style:font-size-asian="13pt" style:font-size-complex="13pt"/>
    </style:style>
    <style:style style:name="T23" style:family="text">
      <style:text-properties fo:font-size="13pt" fo:language="en" fo:country="US" officeooo:rsid="000f0566" style:font-name-asian="Batang" style:font-size-asian="13pt" style:font-size-complex="13pt"/>
    </style:style>
    <style:style style:name="T24" style:family="text">
      <style:text-properties fo:font-size="13pt" fo:language="en" fo:country="US" officeooo:rsid="000f0566" style:font-name-asian="Batang" style:font-size-asian="13pt" style:font-size-complex="13pt"/>
    </style:style>
    <style:style style:name="T25" style:family="text">
      <style:text-properties fo:font-size="13pt" fo:language="en" fo:country="US" style:font-name-asian="Batang"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7">Romane<text:tab/><text:tab/>Ethan <text:s text:c="3"/><text:tab/>The Windrush Generation</text:span></text:p>
      <text:p text:style-name="P6"/>
      <text:p text:style-name="P8"><text:span text:style-name="T17">E: Hello and welcome to </text:span><text:span text:style-name="T18">my</text:span><text:span text:style-name="T17"> presentation about Windrush Generation. </text:span><text:span text:style-name="T17">So today </text:span><text:span text:style-name="T18">I’m</text:span><text:span text:style-name="T17"> going to explain you what is the Windrush Generation. </text:span><text:span text:style-name="T21">The Windrush Generation design the residents of the UK who have Jamaican origin’s and who decided to come over to Britain to start a new life in the late 40’s. They took the ship called “the Empire Windsrush” (that why we call them the Windrush Generation). The first group of 492 migrants arrived on the 22nd of June 1948. <text:s/></text:span><text:span text:style-name="T23">T</text:span><text:span text:style-name="T17">hey left Jamaica because of poverty, overpopulation, unemployment, so... Caribbean people just wished to have better life by working. </text:span><text:span text:style-name="T18">You may will ask me why British authorities encouraged people from Jamaica to coma...</text:span><text:span text:style-name="T21">Remember, in the late of the 40’s the UK is totally destroy because of the World War 2. So at this time they needed lot of labor to rebuild the country. </text:span><text:span text:style-name="T23">S</text:span><text:span text:style-name="T21">o that was an opportunity to people from West Indies to find a country promising, prosperity etc.…</text:span><text:span text:style-name="T23">They m</text:span><text:span text:style-name="T21">aybe </text:span><text:span text:style-name="T23">felt</text:span><text:span text:style-name="T21"> exciting and hopeful because they were going to start a new life, however I think they were exhausted by the trip and a little homesick and worried…that normal, imagine you are going to change all the things in your life… </text:span><text:span text:style-name="T23">Unfortunly s</text:span><text:span text:style-name="T21">ome English people were angry because they thought the Caribbean people were taking their homes and jobs. They didn’t integrate easily into the British society. They were discriminated against, they suffered from racism. </text:span><text:span text:style-name="T21">And in response of that, they decided to share their cultural heritage with the British community. </text:span><text:span text:style-name="T23">T</text:span><text:span text:style-name="T21">hey made a Caribbean pride and that’s</text:span><text:span text:style-name="T21"> call Notting Hill Carnival in London which happen every August, with its colorful costumes, dances, reggae music, parades and its drum and steel bands. And today they are fully integrated! </text:span><text:span text:style-name="T23">M</text:span><text:span text:style-name="T21">igrants form a central part of the British society!</text:span></text:p>
      <text:p text:style-name="P7"/>
      <text:p text:style-name="P8"><text:span text:style-name="T17">THANK YOU VERY MUCH FOR LISTENING</text:span></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venir Medium" svg:font-family="'Avenir Medium'"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erican Typewriter" svg:font-family="'American Typewriter'" style:font-family-generic="system" style:font-pitch="variable"/>
    <style:font-face style:name="Batang" svg:font-family="Batang" style:font-family-generic="system" style:font-pitch="variable"/>
    <style:font-face style:name="Calibri"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8:36:35.250000000</meta:creation-date>
    <dc:date>2018-06-06T08:40:45.218000000</dc:date>
    <meta:editing-duration>PT4M10S</meta:editing-duration>
    <meta:editing-cycles>1</meta:editing-cycles>
    <meta:document-statistic meta:table-count="0" meta:image-count="0" meta:object-count="0" meta:page-count="1" meta:paragraph-count="3" meta:word-count="310" meta:character-count="1855" meta:non-whitespace-character-count="1542"/>
    <meta:generator>LibreOffice/5.3.6.1$Windows_x86 LibreOffice_project/686f202eff87ef707079aeb7f485847613344eb7</meta:generator>
  </office:meta>
</office:document-meta>
</file>